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2mm" svg:height="90.04mm" svg:x="133.5mm" svg:y="273.59mm">
            <draw:object draw:notify-on-update-of-ranges="Sheet1.A2:Sheet1.A26 Sheet1.B2:Sheet1.B26 Sheet1.B30:Sheet1.B54 Sheet1.A2:Sheet1.A26 Sheet1.B58:Sheet1.B82 Sheet1.A2:Sheet1.A26 Sheet1.B86:Sheet1.B110 Sheet1.A2:Sheet1.A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Ordenador Dani</text:p>
          </table:table-cell>
          <table:table-cell office:value-type="string" calcext:value-type="string">
            <text:p>Media</text:p>
          </table:table-cell>
          <table:table-cell table:number-columns-repeated="10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([.C2]+[.D2]+[.E2]+[.F2]+[.G2]+[.H2]+[.I2]+[.J2]+[.K2]+[.L2])/10" office:value-type="float" office:value="0.0004628086" calcext:value-type="float">
            <text:p>0.0004628086</text:p>
          </table:table-cell>
          <table:table-cell office:value-type="float" office:value="0.000462307" calcext:value-type="float">
            <text:p>0.000462307</text:p>
          </table:table-cell>
          <table:table-cell office:value-type="float" office:value="0.000462872" calcext:value-type="float">
            <text:p>0.000462872</text:p>
          </table:table-cell>
          <table:table-cell office:value-type="float" office:value="0.000461998" calcext:value-type="float">
            <text:p>0.000461998</text:p>
          </table:table-cell>
          <table:table-cell office:value-type="float" office:value="0.000464378" calcext:value-type="float">
            <text:p>0.000464378</text:p>
          </table:table-cell>
          <table:table-cell office:value-type="float" office:value="0.000459402" calcext:value-type="float">
            <text:p>0.000459402</text:p>
          </table:table-cell>
          <table:table-cell office:value-type="float" office:value="0.000465086" calcext:value-type="float">
            <text:p>0.000465086</text:p>
          </table:table-cell>
          <table:table-cell office:value-type="float" office:value="0.00046207" calcext:value-type="float">
            <text:p>0.00046207</text:p>
          </table:table-cell>
          <table:table-cell office:value-type="float" office:value="0.000463319" calcext:value-type="float">
            <text:p>0.000463319</text:p>
          </table:table-cell>
          <table:table-cell office:value-type="float" office:value="0.00046286" calcext:value-type="float">
            <text:p>0.00046286</text:p>
          </table:table-cell>
          <table:table-cell office:value-type="float" office:value="0.000463794" calcext:value-type="float">
            <text:p>0.00046379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([.C3]+[.D3]+[.E3]+[.F3]+[.G3]+[.H3]+[.I3]+[.J3]+[.K3]+[.L3])/10" office:value-type="float" office:value="0.0009984938" calcext:value-type="float">
            <text:p>0.0009984938</text:p>
          </table:table-cell>
          <table:table-cell office:value-type="float" office:value="0.000995461" calcext:value-type="float">
            <text:p>0.000995461</text:p>
          </table:table-cell>
          <table:table-cell office:value-type="float" office:value="0.000998158" calcext:value-type="float">
            <text:p>0.000998158</text:p>
          </table:table-cell>
          <table:table-cell office:value-type="float" office:value="0.000996656" calcext:value-type="float">
            <text:p>0.000996656</text:p>
          </table:table-cell>
          <table:table-cell office:value-type="float" office:value="0.00100273" calcext:value-type="float">
            <text:p>0.00100273</text:p>
          </table:table-cell>
          <table:table-cell office:value-type="float" office:value="0.000997055" calcext:value-type="float">
            <text:p>0.000997055</text:p>
          </table:table-cell>
          <table:table-cell office:value-type="float" office:value="0.00100709" calcext:value-type="float">
            <text:p>0.00100709</text:p>
          </table:table-cell>
          <table:table-cell office:value-type="float" office:value="0.000994113" calcext:value-type="float">
            <text:p>0.000994113</text:p>
          </table:table-cell>
          <table:table-cell office:value-type="float" office:value="0.000991623" calcext:value-type="float">
            <text:p>0.000991623</text:p>
          </table:table-cell>
          <table:table-cell office:value-type="float" office:value="0.000999402" calcext:value-type="float">
            <text:p>0.000999402</text:p>
          </table:table-cell>
          <table:table-cell office:value-type="float" office:value="0.00100265" calcext:value-type="float">
            <text:p>0.0010026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formula="of:=([.C4]+[.D4]+[.E4]+[.F4]+[.G4]+[.H4]+[.I4]+[.J4]+[.K4]+[.L4])/10" office:value-type="float" office:value="0.0018355" calcext:value-type="float">
            <text:p>0.0018355</text:p>
          </table:table-cell>
          <table:table-cell office:value-type="float" office:value="0.001935" calcext:value-type="float">
            <text:p>0.001935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889" calcext:value-type="float">
            <text:p>0.001889</text:p>
          </table:table-cell>
          <table:table-cell office:value-type="float" office:value="0.001836" calcext:value-type="float">
            <text:p>0.001836</text:p>
          </table:table-cell>
          <table:table-cell office:value-type="float" office:value="0.001911" calcext:value-type="float">
            <text:p>0.001911</text:p>
          </table:table-cell>
          <table:table-cell office:value-type="float" office:value="0.001777" calcext:value-type="float">
            <text:p>0.001777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777" calcext:value-type="float">
            <text:p>0.001777</text:p>
          </table:table-cell>
          <table:table-cell office:value-type="float" office:value="0.001767" calcext:value-type="float">
            <text:p>0.001767</text:p>
          </table:table-cell>
          <table:table-cell office:value-type="float" office:value="0.001773" calcext:value-type="float">
            <text:p>0.00177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([.C5]+[.D5]+[.E5]+[.F5]+[.G5]+[.H5]+[.I5]+[.J5]+[.K5]+[.L5])/10" office:value-type="float" office:value="0.0022189" calcext:value-type="float">
            <text:p>0.0022189</text:p>
          </table:table-cell>
          <table:table-cell office:value-type="float" office:value="0.002352" calcext:value-type="float">
            <text:p>0.002352</text:p>
          </table:table-cell>
          <table:table-cell office:value-type="float" office:value="0.002228" calcext:value-type="float">
            <text:p>0.002228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02291" calcext:value-type="float">
            <text:p>0.002291</text:p>
          </table:table-cell>
          <table:table-cell office:value-type="float" office:value="0.002101" calcext:value-type="float">
            <text:p>0.002101</text:p>
          </table:table-cell>
          <table:table-cell office:value-type="float" office:value="0.002236" calcext:value-type="float">
            <text:p>0.002236</text:p>
          </table:table-cell>
          <table:table-cell office:value-type="float" office:value="0.002101" calcext:value-type="float">
            <text:p>0.002101</text:p>
          </table:table-cell>
          <table:table-cell office:value-type="float" office:value="0.002278" calcext:value-type="float">
            <text:p>0.002278</text:p>
          </table:table-cell>
          <table:table-cell office:value-type="float" office:value="0.002262" calcext:value-type="float">
            <text:p>0.002262</text:p>
          </table:table-cell>
          <table:table-cell office:value-type="float" office:value="0.002162" calcext:value-type="float">
            <text:p>0.00216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([.C6]+[.D6]+[.E6]+[.F6]+[.G6]+[.H6]+[.I6]+[.J6]+[.K6]+[.L6])/10" office:value-type="float" office:value="0.0030011" calcext:value-type="float">
            <text:p>0.0030011</text:p>
          </table:table-cell>
          <table:table-cell office:value-type="float" office:value="0.003002" calcext:value-type="float">
            <text:p>0.003002</text:p>
          </table:table-cell>
          <table:table-cell office:value-type="float" office:value="0.002999" calcext:value-type="float">
            <text:p>0.002999</text:p>
          </table:table-cell>
          <table:table-cell office:value-type="float" office:value="0.002993" calcext:value-type="float">
            <text:p>0.00299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22" calcext:value-type="float">
            <text:p>0.003122</text:p>
          </table:table-cell>
          <table:table-cell office:value-type="float" office:value="0.002942" calcext:value-type="float">
            <text:p>0.002942</text:p>
          </table:table-cell>
          <table:table-cell table:number-columns-repeated="2" office:value-type="float" office:value="0.00299" calcext:value-type="float">
            <text:p>0.00299</text:p>
          </table:table-cell>
          <table:table-cell office:value-type="float" office:value="0.003029" calcext:value-type="float">
            <text:p>0.003029</text:p>
          </table:table-cell>
          <table:table-cell office:value-type="float" office:value="0.002944" calcext:value-type="float">
            <text:p>0.002944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table:formula="of:=([.C7]+[.D7]+[.E7]+[.F7]+[.G7]+[.H7]+[.I7]+[.J7]+[.K7]+[.L7])/10" office:value-type="float" office:value="0.0039084" calcext:value-type="float">
            <text:p>0.0039084</text:p>
          </table:table-cell>
          <table:table-cell office:value-type="float" office:value="0.004059" calcext:value-type="float">
            <text:p>0.004059</text:p>
          </table:table-cell>
          <table:table-cell office:value-type="float" office:value="0.003863" calcext:value-type="float">
            <text:p>0.003863</text:p>
          </table:table-cell>
          <table:table-cell office:value-type="float" office:value="0.003954" calcext:value-type="float">
            <text:p>0.003954</text:p>
          </table:table-cell>
          <table:table-cell office:value-type="float" office:value="0.003955" calcext:value-type="float">
            <text:p>0.003955</text:p>
          </table:table-cell>
          <table:table-cell office:value-type="float" office:value="0.003879" calcext:value-type="float">
            <text:p>0.003879</text:p>
          </table:table-cell>
          <table:table-cell office:value-type="float" office:value="0.003846" calcext:value-type="float">
            <text:p>0.003846</text:p>
          </table:table-cell>
          <table:table-cell office:value-type="float" office:value="0.003957" calcext:value-type="float">
            <text:p>0.003957</text:p>
          </table:table-cell>
          <table:table-cell office:value-type="float" office:value="0.003867" calcext:value-type="float">
            <text:p>0.003867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3833" calcext:value-type="float">
            <text:p>0.003833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table:formula="of:=([.C8]+[.D8]+[.E8]+[.F8]+[.G8]+[.H8]+[.I8]+[.J8]+[.K8]+[.L8])/10" office:value-type="float" office:value="0.0039001" calcext:value-type="float">
            <text:p>0.0039001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3936" calcext:value-type="float">
            <text:p>0.003936</text:p>
          </table:table-cell>
          <table:table-cell office:value-type="float" office:value="0.003913" calcext:value-type="float">
            <text:p>0.003913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3835" calcext:value-type="float">
            <text:p>0.003835</text:p>
          </table:table-cell>
          <table:table-cell office:value-type="float" office:value="0.003953" calcext:value-type="float">
            <text:p>0.003953</text:p>
          </table:table-cell>
          <table:table-cell office:value-type="float" office:value="0.003902" calcext:value-type="float">
            <text:p>0.003902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3833" calcext:value-type="float">
            <text:p>0.003833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formula="of:=([.C9]+[.D9]+[.E9]+[.F9]+[.G9]+[.H9]+[.I9]+[.J9]+[.K9]+[.L9])/10" office:value-type="float" office:value="0.0046153" calcext:value-type="float">
            <text:p>0.0046153</text:p>
          </table:table-cell>
          <table:table-cell office:value-type="float" office:value="0.004617" calcext:value-type="float">
            <text:p>0.004617</text:p>
          </table:table-cell>
          <table:table-cell office:value-type="float" office:value="0.004542" calcext:value-type="float">
            <text:p>0.004542</text:p>
          </table:table-cell>
          <table:table-cell table:number-columns-repeated="2" office:value-type="float" office:value="0.004623" calcext:value-type="float">
            <text:p>0.004623</text:p>
          </table:table-cell>
          <table:table-cell office:value-type="float" office:value="0.004546" calcext:value-type="float">
            <text:p>0.004546</text:p>
          </table:table-cell>
          <table:table-cell office:value-type="float" office:value="0.004637" calcext:value-type="float">
            <text:p>0.004637</text:p>
          </table:table-cell>
          <table:table-cell office:value-type="float" office:value="0.004656" calcext:value-type="float">
            <text:p>0.004656</text:p>
          </table:table-cell>
          <table:table-cell office:value-type="float" office:value="0.004626" calcext:value-type="float">
            <text:p>0.004626</text:p>
          </table:table-cell>
          <table:table-cell office:value-type="float" office:value="0.004658" calcext:value-type="float">
            <text:p>0.004658</text:p>
          </table:table-cell>
          <table:table-cell office:value-type="float" office:value="0.004625" calcext:value-type="float">
            <text:p>0.004625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table:formula="of:=([.C10]+[.D10]+[.E10]+[.F10]+[.G10]+[.H10]+[.I10]+[.J10]+[.K10]+[.L10])/10" office:value-type="float" office:value="0.0054524" calcext:value-type="float">
            <text:p>0.0054524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5415" calcext:value-type="float">
            <text:p>0.005415</text:p>
          </table:table-cell>
          <table:table-cell office:value-type="float" office:value="0.005554" calcext:value-type="float">
            <text:p>0.005554</text:p>
          </table:table-cell>
          <table:table-cell office:value-type="float" office:value="0.005365" calcext:value-type="float">
            <text:p>0.005365</text:p>
          </table:table-cell>
          <table:table-cell office:value-type="float" office:value="0.005567" calcext:value-type="float">
            <text:p>0.005567</text:p>
          </table:table-cell>
          <table:table-cell office:value-type="float" office:value="0.005453" calcext:value-type="float">
            <text:p>0.005453</text:p>
          </table:table-cell>
          <table:table-cell office:value-type="float" office:value="0.005361" calcext:value-type="float">
            <text:p>0.005361</text:p>
          </table:table-cell>
          <table:table-cell office:value-type="float" office:value="0.005402" calcext:value-type="float">
            <text:p>0.005402</text:p>
          </table:table-cell>
          <table:table-cell office:value-type="float" office:value="0.005354" calcext:value-type="float">
            <text:p>0.005354</text:p>
          </table:table-cell>
          <table:table-cell office:value-type="float" office:value="0.005413" calcext:value-type="float">
            <text:p>0.00541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([.C11]+[.D11]+[.E11]+[.F11]+[.G11]+[.H11]+[.I11]+[.J11]+[.K11]+[.L11])/10" office:value-type="float" office:value="0.0063288" calcext:value-type="float">
            <text:p>0.0063288</text:p>
          </table:table-cell>
          <table:table-cell office:value-type="float" office:value="0.006391" calcext:value-type="float">
            <text:p>0.006391</text:p>
          </table:table-cell>
          <table:table-cell office:value-type="float" office:value="0.006236" calcext:value-type="float">
            <text:p>0.006236</text:p>
          </table:table-cell>
          <table:table-cell office:value-type="float" office:value="0.006444" calcext:value-type="float">
            <text:p>0.006444</text:p>
          </table:table-cell>
          <table:table-cell office:value-type="float" office:value="0.006435" calcext:value-type="float">
            <text:p>0.006435</text:p>
          </table:table-cell>
          <table:table-cell office:value-type="float" office:value="0.006267" calcext:value-type="float">
            <text:p>0.006267</text:p>
          </table:table-cell>
          <table:table-cell office:value-type="float" office:value="0.006375" calcext:value-type="float">
            <text:p>0.006375</text:p>
          </table:table-cell>
          <table:table-cell office:value-type="float" office:value="0.006368" calcext:value-type="float">
            <text:p>0.006368</text:p>
          </table:table-cell>
          <table:table-cell office:value-type="float" office:value="0.006193" calcext:value-type="float">
            <text:p>0.006193</text:p>
          </table:table-cell>
          <table:table-cell office:value-type="float" office:value="0.006294" calcext:value-type="float">
            <text:p>0.006294</text:p>
          </table:table-cell>
          <table:table-cell office:value-type="float" office:value="0.006285" calcext:value-type="float">
            <text:p>0.006285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table:formula="of:=([.C12]+[.D12]+[.E12]+[.F12]+[.G12]+[.H12]+[.I12]+[.J12]+[.K12]+[.L12])/10" office:value-type="float" office:value="0.0072195" calcext:value-type="float">
            <text:p>0.0072195</text:p>
          </table:table-cell>
          <table:table-cell office:value-type="float" office:value="0.007398" calcext:value-type="float">
            <text:p>0.007398</text:p>
          </table:table-cell>
          <table:table-cell office:value-type="float" office:value="0.007218" calcext:value-type="float">
            <text:p>0.007218</text:p>
          </table:table-cell>
          <table:table-cell office:value-type="float" office:value="0.007413" calcext:value-type="float">
            <text:p>0.007413</text:p>
          </table:table-cell>
          <table:table-cell office:value-type="float" office:value="0.007171" calcext:value-type="float">
            <text:p>0.007171</text:p>
          </table:table-cell>
          <table:table-cell office:value-type="float" office:value="0.007123" calcext:value-type="float">
            <text:p>0.007123</text:p>
          </table:table-cell>
          <table:table-cell office:value-type="float" office:value="0.007153" calcext:value-type="float">
            <text:p>0.007153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0.007199" calcext:value-type="float">
            <text:p>0.007199</text:p>
          </table:table-cell>
          <table:table-cell office:value-type="float" office:value="0.007157" calcext:value-type="float">
            <text:p>0.007157</text:p>
          </table:table-cell>
          <table:table-cell office:value-type="float" office:value="0.007203" calcext:value-type="float">
            <text:p>0.007203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table:formula="of:=([.C13]+[.D13]+[.E13]+[.F13]+[.G13]+[.H13]+[.I13]+[.J13]+[.K13]+[.L13])/10" office:value-type="float" office:value="0.0081569" calcext:value-type="float">
            <text:p>0.0081569</text:p>
          </table:table-cell>
          <table:table-cell office:value-type="float" office:value="0.008149" calcext:value-type="float">
            <text:p>0.008149</text:p>
          </table:table-cell>
          <table:table-cell office:value-type="float" office:value="0.008197" calcext:value-type="float">
            <text:p>0.008197</text:p>
          </table:table-cell>
          <table:table-cell office:value-type="float" office:value="0.008205" calcext:value-type="float">
            <text:p>0.008205</text:p>
          </table:table-cell>
          <table:table-cell office:value-type="float" office:value="0.008437" calcext:value-type="float">
            <text:p>0.008437</text:p>
          </table:table-cell>
          <table:table-cell office:value-type="float" office:value="0.008221" calcext:value-type="float">
            <text:p>0.008221</text:p>
          </table:table-cell>
          <table:table-cell office:value-type="float" office:value="0.008132" calcext:value-type="float">
            <text:p>0.008132</text:p>
          </table:table-cell>
          <table:table-cell office:value-type="float" office:value="0.008109" calcext:value-type="float">
            <text:p>0.008109</text:p>
          </table:table-cell>
          <table:table-cell office:value-type="float" office:value="0.00803" calcext:value-type="float">
            <text:p>0.00803</text:p>
          </table:table-cell>
          <table:table-cell office:value-type="float" office:value="0.008058" calcext:value-type="float">
            <text:p>0.008058</text:p>
          </table:table-cell>
          <table:table-cell office:value-type="float" office:value="0.008031" calcext:value-type="float">
            <text:p>0.008031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table:formula="of:=([.C14]+[.D14]+[.E14]+[.F14]+[.G14]+[.H14]+[.I14]+[.J14]+[.K14]+[.L14])/10" office:value-type="float" office:value="0.0074582" calcext:value-type="float">
            <text:p>0.0074582</text:p>
          </table:table-cell>
          <table:table-cell office:value-type="float" office:value="0.00763" calcext:value-type="float">
            <text:p>0.00763</text:p>
          </table:table-cell>
          <table:table-cell office:value-type="float" office:value="0.007538" calcext:value-type="float">
            <text:p>0.007538</text:p>
          </table:table-cell>
          <table:table-cell office:value-type="float" office:value="0.007439" calcext:value-type="float">
            <text:p>0.007439</text:p>
          </table:table-cell>
          <table:table-cell office:value-type="float" office:value="0.007638" calcext:value-type="float">
            <text:p>0.007638</text:p>
          </table:table-cell>
          <table:table-cell office:value-type="float" office:value="0.007374" calcext:value-type="float">
            <text:p>0.007374</text:p>
          </table:table-cell>
          <table:table-cell office:value-type="float" office:value="0.007339" calcext:value-type="float">
            <text:p>0.007339</text:p>
          </table:table-cell>
          <table:table-cell office:value-type="float" office:value="0.007341" calcext:value-type="float">
            <text:p>0.007341</text:p>
          </table:table-cell>
          <table:table-cell office:value-type="float" office:value="0.007428" calcext:value-type="float">
            <text:p>0.007428</text:p>
          </table:table-cell>
          <table:table-cell office:value-type="float" office:value="0.007425" calcext:value-type="float">
            <text:p>0.007425</text:p>
          </table:table-cell>
          <table:table-cell office:value-type="float" office:value="0.00743" calcext:value-type="float">
            <text:p>0.00743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table:formula="of:=([.C15]+[.D15]+[.E15]+[.F15]+[.G15]+[.H15]+[.I15]+[.J15]+[.K15]+[.L15])/10" office:value-type="float" office:value="0.0082517" calcext:value-type="float">
            <text:p>0.0082517</text:p>
          </table:table-cell>
          <table:table-cell office:value-type="float" office:value="0.00823" calcext:value-type="float">
            <text:p>0.00823</text:p>
          </table:table-cell>
          <table:table-cell office:value-type="float" office:value="0.008438" calcext:value-type="float">
            <text:p>0.008438</text:p>
          </table:table-cell>
          <table:table-cell office:value-type="float" office:value="0.008219" calcext:value-type="float">
            <text:p>0.008219</text:p>
          </table:table-cell>
          <table:table-cell office:value-type="float" office:value="0.008382" calcext:value-type="float">
            <text:p>0.008382</text:p>
          </table:table-cell>
          <table:table-cell office:value-type="float" office:value="0.008298" calcext:value-type="float">
            <text:p>0.008298</text:p>
          </table:table-cell>
          <table:table-cell office:value-type="float" office:value="0.008385" calcext:value-type="float">
            <text:p>0.008385</text:p>
          </table:table-cell>
          <table:table-cell office:value-type="float" office:value="0.008264" calcext:value-type="float">
            <text:p>0.008264</text:p>
          </table:table-cell>
          <table:table-cell office:value-type="float" office:value="0.008107" calcext:value-type="float">
            <text:p>0.008107</text:p>
          </table:table-cell>
          <table:table-cell office:value-type="float" office:value="0.008089" calcext:value-type="float">
            <text:p>0.008089</text:p>
          </table:table-cell>
          <table:table-cell office:value-type="float" office:value="0.008105" calcext:value-type="float">
            <text:p>0.00810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formula="of:=([.C16]+[.D16]+[.E16]+[.F16]+[.G16]+[.H16]+[.I16]+[.J16]+[.K16]+[.L16])/10" office:value-type="float" office:value="0.0089866" calcext:value-type="float">
            <text:p>0.0089866</text:p>
          </table:table-cell>
          <table:table-cell office:value-type="float" office:value="0.009204" calcext:value-type="float">
            <text:p>0.009204</text:p>
          </table:table-cell>
          <table:table-cell office:value-type="float" office:value="0.008977" calcext:value-type="float">
            <text:p>0.008977</text:p>
          </table:table-cell>
          <table:table-cell office:value-type="float" office:value="0.009265" calcext:value-type="float">
            <text:p>0.009265</text:p>
          </table:table-cell>
          <table:table-cell office:value-type="float" office:value="0.009021" calcext:value-type="float">
            <text:p>0.009021</text:p>
          </table:table-cell>
          <table:table-cell office:value-type="float" office:value="0.008892" calcext:value-type="float">
            <text:p>0.008892</text:p>
          </table:table-cell>
          <table:table-cell office:value-type="float" office:value="0.008876" calcext:value-type="float">
            <text:p>0.008876</text:p>
          </table:table-cell>
          <table:table-cell office:value-type="float" office:value="0.008858" calcext:value-type="float">
            <text:p>0.008858</text:p>
          </table:table-cell>
          <table:table-cell office:value-type="float" office:value="0.008857" calcext:value-type="float">
            <text:p>0.008857</text:p>
          </table:table-cell>
          <table:table-cell office:value-type="float" office:value="0.008982" calcext:value-type="float">
            <text:p>0.008982</text:p>
          </table:table-cell>
          <table:table-cell office:value-type="float" office:value="0.008934" calcext:value-type="float">
            <text:p>0.008934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table:formula="of:=([.C17]+[.D17]+[.E17]+[.F17]+[.G17]+[.H17]+[.I17]+[.J17]+[.K17]+[.L17])/10" office:value-type="float" office:value="0.0097443" calcext:value-type="float">
            <text:p>0.0097443</text:p>
          </table:table-cell>
          <table:table-cell office:value-type="float" office:value="0.009792" calcext:value-type="float">
            <text:p>0.009792</text:p>
          </table:table-cell>
          <table:table-cell office:value-type="float" office:value="0.009846" calcext:value-type="float">
            <text:p>0.009846</text:p>
          </table:table-cell>
          <table:table-cell office:value-type="float" office:value="0.009945" calcext:value-type="float">
            <text:p>0.009945</text:p>
          </table:table-cell>
          <table:table-cell office:value-type="float" office:value="0.009866" calcext:value-type="float">
            <text:p>0.009866</text:p>
          </table:table-cell>
          <table:table-cell office:value-type="float" office:value="0.009636" calcext:value-type="float">
            <text:p>0.009636</text:p>
          </table:table-cell>
          <table:table-cell office:value-type="float" office:value="0.009755" calcext:value-type="float">
            <text:p>0.009755</text:p>
          </table:table-cell>
          <table:table-cell office:value-type="float" office:value="0.009671" calcext:value-type="float">
            <text:p>0.009671</text:p>
          </table:table-cell>
          <table:table-cell office:value-type="float" office:value="0.009652" calcext:value-type="float">
            <text:p>0.009652</text:p>
          </table:table-cell>
          <table:table-cell office:value-type="float" office:value="0.009646" calcext:value-type="float">
            <text:p>0.009646</text:p>
          </table:table-cell>
          <table:table-cell office:value-type="float" office:value="0.009634" calcext:value-type="float">
            <text:p>0.009634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table:formula="of:=([.C18]+[.D18]+[.E18]+[.F18]+[.G18]+[.H18]+[.I18]+[.J18]+[.K18]+[.L18])/10" office:value-type="float" office:value="0.0106627" calcext:value-type="float">
            <text:p>0.0106627</text:p>
          </table:table-cell>
          <table:table-cell office:value-type="float" office:value="0.010933" calcext:value-type="float">
            <text:p>0.010933</text:p>
          </table:table-cell>
          <table:table-cell office:value-type="float" office:value="0.010767" calcext:value-type="float">
            <text:p>0.010767</text:p>
          </table:table-cell>
          <table:table-cell office:value-type="float" office:value="0.010871" calcext:value-type="float">
            <text:p>0.010871</text:p>
          </table:table-cell>
          <table:table-cell office:value-type="float" office:value="0.010766" calcext:value-type="float">
            <text:p>0.010766</text:p>
          </table:table-cell>
          <table:table-cell office:value-type="float" office:value="0.010645" calcext:value-type="float">
            <text:p>0.010645</text:p>
          </table:table-cell>
          <table:table-cell office:value-type="float" office:value="0.010532" calcext:value-type="float">
            <text:p>0.010532</text:p>
          </table:table-cell>
          <table:table-cell office:value-type="float" office:value="0.010561" calcext:value-type="float">
            <text:p>0.010561</text:p>
          </table:table-cell>
          <table:table-cell office:value-type="float" office:value="0.010547" calcext:value-type="float">
            <text:p>0.010547</text:p>
          </table:table-cell>
          <table:table-cell office:value-type="float" office:value="0.010488" calcext:value-type="float">
            <text:p>0.010488</text:p>
          </table:table-cell>
          <table:table-cell office:value-type="float" office:value="0.010517" calcext:value-type="float">
            <text:p>0.010517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formula="of:=([.C19]+[.D19]+[.E19]+[.F19]+[.G19]+[.H19]+[.I19]+[.J19]+[.K19]+[.L19])/10" office:value-type="float" office:value="0.0114884" calcext:value-type="float">
            <text:p>0.0114884</text:p>
          </table:table-cell>
          <table:table-cell office:value-type="float" office:value="0.011662" calcext:value-type="float">
            <text:p>0.011662</text:p>
          </table:table-cell>
          <table:table-cell office:value-type="float" office:value="0.011657" calcext:value-type="float">
            <text:p>0.011657</text:p>
          </table:table-cell>
          <table:table-cell office:value-type="float" office:value="0.011704" calcext:value-type="float">
            <text:p>0.011704</text:p>
          </table:table-cell>
          <table:table-cell office:value-type="float" office:value="0.01154" calcext:value-type="float">
            <text:p>0.01154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0.011407" calcext:value-type="float">
            <text:p>0.011407</text:p>
          </table:table-cell>
          <table:table-cell office:value-type="float" office:value="0.011383" calcext:value-type="float">
            <text:p>0.011383</text:p>
          </table:table-cell>
          <table:table-cell office:value-type="float" office:value="0.011382" calcext:value-type="float">
            <text:p>0.011382</text:p>
          </table:table-cell>
          <table:table-cell office:value-type="float" office:value="0.011392" calcext:value-type="float">
            <text:p>0.011392</text:p>
          </table:table-cell>
          <table:table-cell office:value-type="float" office:value="0.011383" calcext:value-type="float">
            <text:p>0.011383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table:formula="of:=([.C20]+[.D20]+[.E20]+[.F20]+[.G20]+[.H20]+[.I20]+[.J20]+[.K20]+[.L20])/10" office:value-type="float" office:value="0.0124001" calcext:value-type="float">
            <text:p>0.0124001</text:p>
          </table:table-cell>
          <table:table-cell office:value-type="float" office:value="0.012674" calcext:value-type="float">
            <text:p>0.012674</text:p>
          </table:table-cell>
          <table:table-cell office:value-type="float" office:value="0.012733" calcext:value-type="float">
            <text:p>0.012733</text:p>
          </table:table-cell>
          <table:table-cell office:value-type="float" office:value="0.01247" calcext:value-type="float">
            <text:p>0.01247</text:p>
          </table:table-cell>
          <table:table-cell office:value-type="float" office:value="0.012385" calcext:value-type="float">
            <text:p>0.012385</text:p>
          </table:table-cell>
          <table:table-cell office:value-type="float" office:value="0.012242" calcext:value-type="float">
            <text:p>0.012242</text:p>
          </table:table-cell>
          <table:table-cell office:value-type="float" office:value="0.012264" calcext:value-type="float">
            <text:p>0.012264</text:p>
          </table:table-cell>
          <table:table-cell office:value-type="float" office:value="0.012369" calcext:value-type="float">
            <text:p>0.012369</text:p>
          </table:table-cell>
          <table:table-cell office:value-type="float" office:value="0.012364" calcext:value-type="float">
            <text:p>0.012364</text:p>
          </table:table-cell>
          <table:table-cell office:value-type="float" office:value="0.012246" calcext:value-type="float">
            <text:p>0.012246</text:p>
          </table:table-cell>
          <table:table-cell office:value-type="float" office:value="0.012254" calcext:value-type="float">
            <text:p>0.01225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formula="of:=([.C21]+[.D21]+[.E21]+[.F21]+[.G21]+[.H21]+[.I21]+[.J21]+[.K21]+[.L21])/10" office:value-type="float" office:value="0.0132576" calcext:value-type="float">
            <text:p>0.0132576</text:p>
          </table:table-cell>
          <table:table-cell office:value-type="float" office:value="0.013469" calcext:value-type="float">
            <text:p>0.013469</text:p>
          </table:table-cell>
          <table:table-cell office:value-type="float" office:value="0.013664" calcext:value-type="float">
            <text:p>0.013664</text:p>
          </table:table-cell>
          <table:table-cell office:value-type="float" office:value="0.013303" calcext:value-type="float">
            <text:p>0.013303</text:p>
          </table:table-cell>
          <table:table-cell office:value-type="float" office:value="0.013252" calcext:value-type="float">
            <text:p>0.013252</text:p>
          </table:table-cell>
          <table:table-cell office:value-type="float" office:value="0.013177" calcext:value-type="float">
            <text:p>0.013177</text:p>
          </table:table-cell>
          <table:table-cell office:value-type="float" office:value="0.013149" calcext:value-type="float">
            <text:p>0.013149</text:p>
          </table:table-cell>
          <table:table-cell office:value-type="float" office:value="0.013154" calcext:value-type="float">
            <text:p>0.013154</text:p>
          </table:table-cell>
          <table:table-cell office:value-type="float" office:value="0.013104" calcext:value-type="float">
            <text:p>0.013104</text:p>
          </table:table-cell>
          <table:table-cell office:value-type="float" office:value="0.013157" calcext:value-type="float">
            <text:p>0.013157</text:p>
          </table:table-cell>
          <table:table-cell office:value-type="float" office:value="0.013147" calcext:value-type="float">
            <text:p>0.013147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table:formula="of:=([.C22]+[.D22]+[.E22]+[.F22]+[.G22]+[.H22]+[.I22]+[.J22]+[.K22]+[.L22])/10" office:value-type="float" office:value="0.0142647" calcext:value-type="float">
            <text:p>0.0142647</text:p>
          </table:table-cell>
          <table:table-cell office:value-type="float" office:value="0.014476" calcext:value-type="float">
            <text:p>0.014476</text:p>
          </table:table-cell>
          <table:table-cell office:value-type="float" office:value="0.014543" calcext:value-type="float">
            <text:p>0.014543</text:p>
          </table:table-cell>
          <table:table-cell office:value-type="float" office:value="0.014304" calcext:value-type="float">
            <text:p>0.014304</text:p>
          </table:table-cell>
          <table:table-cell office:value-type="float" office:value="0.014137" calcext:value-type="float">
            <text:p>0.014137</text:p>
          </table:table-cell>
          <table:table-cell office:value-type="float" office:value="0.01418" calcext:value-type="float">
            <text:p>0.01418</text:p>
          </table:table-cell>
          <table:table-cell office:value-type="float" office:value="0.014394" calcext:value-type="float">
            <text:p>0.014394</text:p>
          </table:table-cell>
          <table:table-cell office:value-type="float" office:value="0.014164" calcext:value-type="float">
            <text:p>0.014164</text:p>
          </table:table-cell>
          <table:table-cell office:value-type="float" office:value="0.014133" calcext:value-type="float">
            <text:p>0.014133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14176" calcext:value-type="float">
            <text:p>0.014176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table:formula="of:=([.C23]+[.D23]+[.E23]+[.F23]+[.G23]+[.H23]+[.I23]+[.J23]+[.K23]+[.L23])/10" office:value-type="float" office:value="0.0152731" calcext:value-type="float">
            <text:p>0.0152731</text:p>
          </table:table-cell>
          <table:table-cell office:value-type="float" office:value="0.015591" calcext:value-type="float">
            <text:p>0.015591</text:p>
          </table:table-cell>
          <table:table-cell office:value-type="float" office:value="0.015708" calcext:value-type="float">
            <text:p>0.015708</text:p>
          </table:table-cell>
          <table:table-cell office:value-type="float" office:value="0.015425" calcext:value-type="float">
            <text:p>0.015425</text:p>
          </table:table-cell>
          <table:table-cell office:value-type="float" office:value="0.015285" calcext:value-type="float">
            <text:p>0.015285</text:p>
          </table:table-cell>
          <table:table-cell office:value-type="float" office:value="0.015216" calcext:value-type="float">
            <text:p>0.015216</text:p>
          </table:table-cell>
          <table:table-cell office:value-type="float" office:value="0.015073" calcext:value-type="float">
            <text:p>0.015073</text:p>
          </table:table-cell>
          <table:table-cell office:value-type="float" office:value="0.015114" calcext:value-type="float">
            <text:p>0.015114</text:p>
          </table:table-cell>
          <table:table-cell office:value-type="float" office:value="0.01511" calcext:value-type="float">
            <text:p>0.01511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15109" calcext:value-type="float">
            <text:p>0.015109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table:formula="of:=([.C24]+[.D24]+[.E24]+[.F24]+[.G24]+[.H24]+[.I24]+[.J24]+[.K24]+[.L24])/10" office:value-type="float" office:value="0.0162021" calcext:value-type="float">
            <text:p>0.0162021</text:p>
          </table:table-cell>
          <table:table-cell office:value-type="float" office:value="0.016382" calcext:value-type="float">
            <text:p>0.016382</text:p>
          </table:table-cell>
          <table:table-cell office:value-type="float" office:value="0.016422" calcext:value-type="float">
            <text:p>0.016422</text:p>
          </table:table-cell>
          <table:table-cell office:value-type="float" office:value="0.016448" calcext:value-type="float">
            <text:p>0.016448</text:p>
          </table:table-cell>
          <table:table-cell office:value-type="float" office:value="0.01629" calcext:value-type="float">
            <text:p>0.01629</text:p>
          </table:table-cell>
          <table:table-cell office:value-type="float" office:value="0.016149" calcext:value-type="float">
            <text:p>0.016149</text:p>
          </table:table-cell>
          <table:table-cell office:value-type="float" office:value="0.01607" calcext:value-type="float">
            <text:p>0.01607</text:p>
          </table:table-cell>
          <table:table-cell office:value-type="float" office:value="0.016067" calcext:value-type="float">
            <text:p>0.016067</text:p>
          </table:table-cell>
          <table:table-cell office:value-type="float" office:value="0.016084" calcext:value-type="float">
            <text:p>0.016084</text:p>
          </table:table-cell>
          <table:table-cell office:value-type="float" office:value="0.016052" calcext:value-type="float">
            <text:p>0.016052</text:p>
          </table:table-cell>
          <table:table-cell office:value-type="float" office:value="0.016057" calcext:value-type="float">
            <text:p>0.016057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table:formula="of:=([.C25]+[.D25]+[.E25]+[.F25]+[.G25]+[.H25]+[.I25]+[.J25]+[.K25]+[.L25])/10" office:value-type="float" office:value="0.0171267" calcext:value-type="float">
            <text:p>0.0171267</text:p>
          </table:table-cell>
          <table:table-cell office:value-type="float" office:value="0.017368" calcext:value-type="float">
            <text:p>0.017368</text:p>
          </table:table-cell>
          <table:table-cell office:value-type="float" office:value="0.017632" calcext:value-type="float">
            <text:p>0.017632</text:p>
          </table:table-cell>
          <table:table-cell office:value-type="float" office:value="0.017184" calcext:value-type="float">
            <text:p>0.017184</text:p>
          </table:table-cell>
          <table:table-cell office:value-type="float" office:value="0.01704" calcext:value-type="float">
            <text:p>0.01704</text:p>
          </table:table-cell>
          <table:table-cell office:value-type="float" office:value="0.017003" calcext:value-type="float">
            <text:p>0.017003</text:p>
          </table:table-cell>
          <table:table-cell office:value-type="float" office:value="0.016954" calcext:value-type="float">
            <text:p>0.016954</text:p>
          </table:table-cell>
          <table:table-cell office:value-type="float" office:value="0.016994" calcext:value-type="float">
            <text:p>0.016994</text:p>
          </table:table-cell>
          <table:table-cell office:value-type="float" office:value="0.016962" calcext:value-type="float">
            <text:p>0.016962</text:p>
          </table:table-cell>
          <table:table-cell office:value-type="float" office:value="0.017062" calcext:value-type="float">
            <text:p>0.017062</text:p>
          </table:table-cell>
          <table:table-cell office:value-type="float" office:value="0.017068" calcext:value-type="float">
            <text:p>0.01706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([.C26]+[.D26]+[.E26]+[.F26]+[.G26]+[.H26]+[.I26]+[.J26]+[.K26]+[.L26])/10" office:value-type="float" office:value="0.0182691" calcext:value-type="float">
            <text:p>0.0182691</text:p>
          </table:table-cell>
          <table:table-cell office:value-type="float" office:value="0.018456" calcext:value-type="float">
            <text:p>0.018456</text:p>
          </table:table-cell>
          <table:table-cell office:value-type="float" office:value="0.018686" calcext:value-type="float">
            <text:p>0.018686</text:p>
          </table:table-cell>
          <table:table-cell office:value-type="float" office:value="0.018637" calcext:value-type="float">
            <text:p>0.018637</text:p>
          </table:table-cell>
          <table:table-cell office:value-type="float" office:value="0.018415" calcext:value-type="float">
            <text:p>0.018415</text:p>
          </table:table-cell>
          <table:table-cell office:value-type="float" office:value="0.018144" calcext:value-type="float">
            <text:p>0.018144</text:p>
          </table:table-cell>
          <table:table-cell office:value-type="float" office:value="0.018023" calcext:value-type="float">
            <text:p>0.018023</text:p>
          </table:table-cell>
          <table:table-cell office:value-type="float" office:value="0.018072" calcext:value-type="float">
            <text:p>0.018072</text:p>
          </table:table-cell>
          <table:table-cell office:value-type="float" office:value="0.018127" calcext:value-type="float">
            <text:p>0.018127</text:p>
          </table:table-cell>
          <table:table-cell office:value-type="float" office:value="0.017998" calcext:value-type="float">
            <text:p>0.017998</text:p>
          </table:table-cell>
          <table:table-cell office:value-type="float" office:value="0.018133" calcext:value-type="float">
            <text:p>0.018133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Ordenador Antonio</text:p>
          </table:table-cell>
          <table:table-cell office:value-type="string" calcext:value-type="string">
            <text:p>Media</text:p>
          </table:table-cell>
          <table:table-cell table:number-columns-repeated="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5722702" calcext:value-type="float">
            <text:p>0.0005722702</text:p>
          </table:table-cell>
          <table:table-cell table:number-columns-repeated="10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12267" calcext:value-type="float">
            <text:p>0.0012267</text:p>
          </table:table-cell>
          <table:table-cell table:number-columns-repeated="10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022875" calcext:value-type="float">
            <text:p>0.0022875</text:p>
          </table:table-cell>
          <table:table-cell table:number-columns-repeated="10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0026815" calcext:value-type="float">
            <text:p>0.0026815</text:p>
          </table:table-cell>
          <table:table-cell table:number-columns-repeated="10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3672" calcext:value-type="float">
            <text:p>0.003672</text:p>
          </table:table-cell>
          <table:table-cell table:number-columns-repeated="10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0047807" calcext:value-type="float">
            <text:p>0.0047807</text:p>
          </table:table-cell>
          <table:table-cell table:number-columns-repeated="10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0047344" calcext:value-type="float">
            <text:p>0.0047344</text:p>
          </table:table-cell>
          <table:table-cell table:number-columns-repeated="10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0056654" calcext:value-type="float">
            <text:p>0.0056654</text:p>
          </table:table-cell>
          <table:table-cell table:number-columns-repeated="10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0067125" calcext:value-type="float">
            <text:p>0.0067125</text:p>
          </table:table-cell>
          <table:table-cell table:number-columns-repeated="10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77271" calcext:value-type="float">
            <text:p>0.0077271</text:p>
          </table:table-cell>
          <table:table-cell table:number-columns-repeated="10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0100791" calcext:value-type="float">
            <text:p>0.0100791</text:p>
          </table:table-cell>
          <table:table-cell table:number-columns-repeated="10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0099861" calcext:value-type="float">
            <text:p>0.0099861</text:p>
          </table:table-cell>
          <table:table-cell table:number-columns-repeated="10"/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0.009111" calcext:value-type="float">
            <text:p>0.009111</text:p>
          </table:table-cell>
          <table:table-cell table:number-columns-repeated="10"/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0.0106999" calcext:value-type="float">
            <text:p>0.0106999</text:p>
          </table:table-cell>
          <table:table-cell table:number-columns-repeated="10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109314" calcext:value-type="float">
            <text:p>0.0109314</text:p>
          </table:table-cell>
          <table:table-cell table:number-columns-repeated="10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0.01195" calcext:value-type="float">
            <text:p>0.01195</text:p>
          </table:table-cell>
          <table:table-cell table:number-columns-repeated="10"/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0.0134332" calcext:value-type="float">
            <text:p>0.0134332</text:p>
          </table:table-cell>
          <table:table-cell table:number-columns-repeated="10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.0140559" calcext:value-type="float">
            <text:p>0.0140559</text:p>
          </table:table-cell>
          <table:table-cell table:number-columns-repeated="10"/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0.0151293" calcext:value-type="float">
            <text:p>0.0151293</text:p>
          </table:table-cell>
          <table:table-cell table:number-columns-repeated="10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163032" calcext:value-type="float">
            <text:p>0.0163032</text:p>
          </table:table-cell>
          <table:table-cell table:number-columns-repeated="10"/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0.0175351" calcext:value-type="float">
            <text:p>0.0175351</text:p>
          </table:table-cell>
          <table:table-cell table:number-columns-repeated="10"/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0.0186569" calcext:value-type="float">
            <text:p>0.0186569</text:p>
          </table:table-cell>
          <table:table-cell table:number-columns-repeated="10"/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0.0198521" calcext:value-type="float">
            <text:p>0.0198521</text:p>
          </table:table-cell>
          <table:table-cell table:number-columns-repeated="10"/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0.0211281" calcext:value-type="float">
            <text:p>0.0211281</text:p>
          </table:table-cell>
          <table:table-cell table:number-columns-repeated="10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224909" calcext:value-type="float">
            <text:p>0.0224909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Ordenador Manu</text:p>
          </table:table-cell>
          <table:table-cell office:value-type="string" calcext:value-type="string">
            <text:p>Media</text:p>
          </table:table-cell>
          <table:table-cell table:number-columns-repeated="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444205" calcext:value-type="float">
            <text:p>0.000444205</text:p>
          </table:table-cell>
          <table:table-cell table:number-columns-repeated="10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0963042" calcext:value-type="float">
            <text:p>0.000963042</text:p>
          </table:table-cell>
          <table:table-cell table:number-columns-repeated="10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01824" calcext:value-type="float">
            <text:p>0.001824</text:p>
          </table:table-cell>
          <table:table-cell table:number-columns-repeated="10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002198" calcext:value-type="float">
            <text:p>0.002198</text:p>
          </table:table-cell>
          <table:table-cell table:number-columns-repeated="10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2938" calcext:value-type="float">
            <text:p>0.002938</text:p>
          </table:table-cell>
          <table:table-cell table:number-columns-repeated="10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003818" calcext:value-type="float">
            <text:p>0.003818</text:p>
          </table:table-cell>
          <table:table-cell table:number-columns-repeated="10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004057" calcext:value-type="float">
            <text:p>0.004057</text:p>
          </table:table-cell>
          <table:table-cell table:number-columns-repeated="10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004755" calcext:value-type="float">
            <text:p>0.004755</text:p>
          </table:table-cell>
          <table:table-cell table:number-columns-repeated="10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005313" calcext:value-type="float">
            <text:p>0.005313</text:p>
          </table:table-cell>
          <table:table-cell table:number-columns-repeated="10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6128" calcext:value-type="float">
            <text:p>0.006128</text:p>
          </table:table-cell>
          <table:table-cell table:number-columns-repeated="10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007561" calcext:value-type="float">
            <text:p>0.007561</text:p>
          </table:table-cell>
          <table:table-cell table:number-columns-repeated="10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008128" calcext:value-type="float">
            <text:p>0.008128</text:p>
          </table:table-cell>
          <table:table-cell table:number-columns-repeated="10"/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0.007259" calcext:value-type="float">
            <text:p>0.007259</text:p>
          </table:table-cell>
          <table:table-cell table:number-columns-repeated="10"/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0.008379" calcext:value-type="float">
            <text:p>0.008379</text:p>
          </table:table-cell>
          <table:table-cell table:number-columns-repeated="10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09011" calcext:value-type="float">
            <text:p>0.009011</text:p>
          </table:table-cell>
          <table:table-cell table:number-columns-repeated="10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0.009822" calcext:value-type="float">
            <text:p>0.009822</text:p>
          </table:table-cell>
          <table:table-cell table:number-columns-repeated="10"/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0.010484" calcext:value-type="float">
            <text:p>0.010484</text:p>
          </table:table-cell>
          <table:table-cell table:number-columns-repeated="10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.011264" calcext:value-type="float">
            <text:p>0.011264</text:p>
          </table:table-cell>
          <table:table-cell table:number-columns-repeated="10"/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0.012551" calcext:value-type="float">
            <text:p>0.012551</text:p>
          </table:table-cell>
          <table:table-cell table:number-columns-repeated="10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13183" calcext:value-type="float">
            <text:p>0.013183</text:p>
          </table:table-cell>
          <table:table-cell table:number-columns-repeated="10"/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0.014252" calcext:value-type="float">
            <text:p>0.014252</text:p>
          </table:table-cell>
          <table:table-cell table:number-columns-repeated="10"/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0.014973" calcext:value-type="float">
            <text:p>0.014973</text:p>
          </table:table-cell>
          <table:table-cell table:number-columns-repeated="10"/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0.015971" calcext:value-type="float">
            <text:p>0.015971</text:p>
          </table:table-cell>
          <table:table-cell table:number-columns-repeated="10"/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0.017056" calcext:value-type="float">
            <text:p>0.017056</text:p>
          </table:table-cell>
          <table:table-cell table:number-columns-repeated="10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17885" calcext:value-type="float">
            <text:p>0.017885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Ordenador Hugo</text:p>
          </table:table-cell>
          <table:table-cell office:value-type="string" calcext:value-type="string">
            <text:p>Media</text:p>
          </table:table-cell>
          <table:table-cell table:number-columns-repeated="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947542" calcext:value-type="float">
            <text:p>0.000947542</text:p>
          </table:table-cell>
          <table:table-cell table:number-columns-repeated="10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244302" calcext:value-type="float">
            <text:p>0.00244302</text:p>
          </table:table-cell>
          <table:table-cell table:number-columns-repeated="10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0349869" calcext:value-type="float">
            <text:p>0.00349869</text:p>
          </table:table-cell>
          <table:table-cell table:number-columns-repeated="10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00376047" calcext:value-type="float">
            <text:p>0.00376047</text:p>
          </table:table-cell>
          <table:table-cell table:number-columns-repeated="10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566911" calcext:value-type="float">
            <text:p>0.00566911</text:p>
          </table:table-cell>
          <table:table-cell table:number-columns-repeated="10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00741584" calcext:value-type="float">
            <text:p>0.00741584</text:p>
          </table:table-cell>
          <table:table-cell table:number-columns-repeated="10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0074705" calcext:value-type="float">
            <text:p>0.0074705</text:p>
          </table:table-cell>
          <table:table-cell table:number-columns-repeated="10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00788035" calcext:value-type="float">
            <text:p>0.00788035</text:p>
          </table:table-cell>
          <table:table-cell table:number-columns-repeated="10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00748975" calcext:value-type="float">
            <text:p>0.00748975</text:p>
          </table:table-cell>
          <table:table-cell table:number-columns-repeated="10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876691" calcext:value-type="float">
            <text:p>0.00876691</text:p>
          </table:table-cell>
          <table:table-cell table:number-columns-repeated="10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00997496" calcext:value-type="float">
            <text:p>0.00997496</text:p>
          </table:table-cell>
          <table:table-cell table:number-columns-repeated="10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0116369" calcext:value-type="float">
            <text:p>0.0116369</text:p>
          </table:table-cell>
          <table:table-cell table:number-columns-repeated="10"/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0.0103447" calcext:value-type="float">
            <text:p>0.0103447</text:p>
          </table:table-cell>
          <table:table-cell table:number-columns-repeated="10"/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0.0113817" calcext:value-type="float">
            <text:p>0.0113817</text:p>
          </table:table-cell>
          <table:table-cell table:number-columns-repeated="10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124417" calcext:value-type="float">
            <text:p>0.0124417</text:p>
          </table:table-cell>
          <table:table-cell table:number-columns-repeated="10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0.0135656" calcext:value-type="float">
            <text:p>0.0135656</text:p>
          </table:table-cell>
          <table:table-cell table:number-columns-repeated="10"/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0.0144336" calcext:value-type="float">
            <text:p>0.0144336</text:p>
          </table:table-cell>
          <table:table-cell table:number-columns-repeated="10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.0157298" calcext:value-type="float">
            <text:p>0.0157298</text:p>
          </table:table-cell>
          <table:table-cell table:number-columns-repeated="10"/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0.0169612" calcext:value-type="float">
            <text:p>0.0169612</text:p>
          </table:table-cell>
          <table:table-cell table:number-columns-repeated="10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174639" calcext:value-type="float">
            <text:p>0.0174639</text:p>
          </table:table-cell>
          <table:table-cell table:number-columns-repeated="10"/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0.0189182" calcext:value-type="float">
            <text:p>0.0189182</text:p>
          </table:table-cell>
          <table:table-cell table:number-columns-repeated="10"/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0.020012" calcext:value-type="float">
            <text:p>0.020012</text:p>
          </table:table-cell>
          <table:table-cell table:number-columns-repeated="10"/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0.0206853" calcext:value-type="float">
            <text:p>0.0206853</text:p>
          </table:table-cell>
          <table:table-cell table:number-columns-repeated="10"/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0.0218122" calcext:value-type="float">
            <text:p>0.0218122</text:p>
          </table:table-cell>
          <table:table-cell table:number-columns-repeated="10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226368" calcext:value-type="float">
            <text:p>0.022636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7:54:39.069259433</meta:creation-date>
    <dc:date>2020-03-17T18:01:44.234954383</dc:date>
    <meta:editing-duration>PT7M6S</meta:editing-duration>
    <meta:editing-cycles>1</meta:editing-cycles>
    <meta:document-statistic meta:table-count="1" meta:cell-count="458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scatter" chart:style-name="ch1">
        <chart:legend chart:legend-position="end" svg:x="11.844cm" svg:y="3.456cm" style:legend-expansion="high" chart:style-name="ch2"/>
        <chart:plot-area chart:style-name="ch3" table:cell-range-address="Sheet1.A2:Sheet1.B26 Sheet1.B30:Sheet1.B54 Sheet1.B58:Sheet1.B82 Sheet1.B86:Sheet1.B110" chart:data-source-has-labels="row" svg:x="0.319cm" svg:y="0.18cm" svg:width="11.206cm" svg:height="8.645cm">
          <chartooo:coordinate-region svg:x="1.417cm" svg:y="0.379cm" svg:width="9.55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6" loext:label-string="ordenador_dani" chart:class="chart:scatter">
            <chart:domain table:cell-range-address="Sheet1.A2:Sheet1.A26"/>
            <chart:data-point chart:repeated="25"/>
          </chart:series>
          <chart:series chart:style-name="ch7" chart:values-cell-range-address="Sheet1.B30:Sheet1.B54" loext:label-string="ordenador_antonio" chart:class="chart:scatter">
            <chart:data-point chart:repeated="25"/>
          </chart:series>
          <chart:series chart:style-name="ch8" chart:values-cell-range-address="Sheet1.B58:Sheet1.B82" loext:label-string="ordenador_manu" chart:class="chart:scatter">
            <chart:data-point chart:repeated="25"/>
          </chart:series>
          <chart:series chart:style-name="ch9" chart:values-cell-range-address="Sheet1.B86:Sheet1.B110" loext:label-string="ordenador_hugo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rdenador_dani</text:p>
              </table:table-cell>
              <table:table-cell office:value-type="string">
                <text:p>ordenador_antonio</text:p>
              </table:table-cell>
              <table:table-cell office:value-type="string">
                <text:p>ordenador_manu</text:p>
              </table:table-cell>
              <table:table-cell office:value-type="string">
                <text:p>ordenador_hug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Sheet1.A2:Sheet1.A26</svg:desc>
                </draw:g>
              </table:table-cell>
              <table:table-cell office:value-type="float" office:value="0.0004628086">
                <text:p>0.0004628086</text:p>
                <draw:g>
                  <svg:desc>Sheet1.B2:Sheet1.B26</svg:desc>
                </draw:g>
              </table:table-cell>
              <table:table-cell office:value-type="float" office:value="0.0005722702">
                <text:p>0.0005722702</text:p>
                <draw:g>
                  <svg:desc>Sheet1.B30:Sheet1.B54</svg:desc>
                </draw:g>
              </table:table-cell>
              <table:table-cell office:value-type="float" office:value="0.000444205">
                <text:p>0.000444205</text:p>
                <draw:g>
                  <svg:desc>Sheet1.B58:Sheet1.B82</svg:desc>
                </draw:g>
              </table:table-cell>
              <table:table-cell office:value-type="float" office:value="0.000947542">
                <text:p>0.000947542</text:p>
                <draw:g>
                  <svg:desc>Sheet1.B86:Sheet1.B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0.0009984938">
                <text:p>0.0009984938</text:p>
              </table:table-cell>
              <table:table-cell office:value-type="float" office:value="0.0012267">
                <text:p>0.0012267</text:p>
              </table:table-cell>
              <table:table-cell office:value-type="float" office:value="0.000963042">
                <text:p>0.000963042</text:p>
              </table:table-cell>
              <table:table-cell office:value-type="float" office:value="0.00244302">
                <text:p>0.002443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">
                <text:p>12000</text:p>
              </table:table-cell>
              <table:table-cell office:value-type="float" office:value="0.0018355">
                <text:p>0.0018355</text:p>
              </table:table-cell>
              <table:table-cell office:value-type="float" office:value="0.0022875">
                <text:p>0.0022875</text:p>
              </table:table-cell>
              <table:table-cell office:value-type="float" office:value="0.001824">
                <text:p>0.001824</text:p>
              </table:table-cell>
              <table:table-cell office:value-type="float" office:value="0.00349869">
                <text:p>0.00349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0.0022189">
                <text:p>0.0022189</text:p>
              </table:table-cell>
              <table:table-cell office:value-type="float" office:value="0.0026815">
                <text:p>0.0026815</text:p>
              </table:table-cell>
              <table:table-cell office:value-type="float" office:value="0.002198">
                <text:p>0.002198</text:p>
              </table:table-cell>
              <table:table-cell office:value-type="float" office:value="0.00376047">
                <text:p>0.003760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0.0030011">
                <text:p>0.0030011</text:p>
              </table:table-cell>
              <table:table-cell office:value-type="float" office:value="0.003672">
                <text:p>0.003672</text:p>
              </table:table-cell>
              <table:table-cell office:value-type="float" office:value="0.002938">
                <text:p>0.002938</text:p>
              </table:table-cell>
              <table:table-cell office:value-type="float" office:value="0.00566911">
                <text:p>0.005669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0">
                <text:p>24000</text:p>
              </table:table-cell>
              <table:table-cell office:value-type="float" office:value="0.0039084">
                <text:p>0.0039084</text:p>
              </table:table-cell>
              <table:table-cell office:value-type="float" office:value="0.0047807">
                <text:p>0.0047807</text:p>
              </table:table-cell>
              <table:table-cell office:value-type="float" office:value="0.003818">
                <text:p>0.003818</text:p>
              </table:table-cell>
              <table:table-cell office:value-type="float" office:value="0.00741584">
                <text:p>0.007415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0">
                <text:p>28000</text:p>
              </table:table-cell>
              <table:table-cell office:value-type="float" office:value="0.0039001">
                <text:p>0.0039001</text:p>
              </table:table-cell>
              <table:table-cell office:value-type="float" office:value="0.0047344">
                <text:p>0.0047344</text:p>
              </table:table-cell>
              <table:table-cell office:value-type="float" office:value="0.004057">
                <text:p>0.004057</text:p>
              </table:table-cell>
              <table:table-cell office:value-type="float" office:value="0.0074705">
                <text:p>0.0074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0.0046153">
                <text:p>0.0046153</text:p>
              </table:table-cell>
              <table:table-cell office:value-type="float" office:value="0.0056654">
                <text:p>0.0056654</text:p>
              </table:table-cell>
              <table:table-cell office:value-type="float" office:value="0.004755">
                <text:p>0.004755</text:p>
              </table:table-cell>
              <table:table-cell office:value-type="float" office:value="0.00788035">
                <text:p>0.00788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0">
                <text:p>36000</text:p>
              </table:table-cell>
              <table:table-cell office:value-type="float" office:value="0.0054524">
                <text:p>0.0054524</text:p>
              </table:table-cell>
              <table:table-cell office:value-type="float" office:value="0.0067125">
                <text:p>0.0067125</text:p>
              </table:table-cell>
              <table:table-cell office:value-type="float" office:value="0.005313">
                <text:p>0.005313</text:p>
              </table:table-cell>
              <table:table-cell office:value-type="float" office:value="0.00748975">
                <text:p>0.00748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">
                <text:p>40000</text:p>
              </table:table-cell>
              <table:table-cell office:value-type="float" office:value="0.0063288">
                <text:p>0.0063288</text:p>
              </table:table-cell>
              <table:table-cell office:value-type="float" office:value="0.0077271">
                <text:p>0.0077271</text:p>
              </table:table-cell>
              <table:table-cell office:value-type="float" office:value="0.006128">
                <text:p>0.006128</text:p>
              </table:table-cell>
              <table:table-cell office:value-type="float" office:value="0.00876691">
                <text:p>0.008766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0">
                <text:p>44000</text:p>
              </table:table-cell>
              <table:table-cell office:value-type="float" office:value="0.0072195">
                <text:p>0.0072195</text:p>
              </table:table-cell>
              <table:table-cell office:value-type="float" office:value="0.0100791">
                <text:p>0.0100791</text:p>
              </table:table-cell>
              <table:table-cell office:value-type="float" office:value="0.007561">
                <text:p>0.007561</text:p>
              </table:table-cell>
              <table:table-cell office:value-type="float" office:value="0.00997496">
                <text:p>0.009974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00">
                <text:p>48000</text:p>
              </table:table-cell>
              <table:table-cell office:value-type="float" office:value="0.0081569">
                <text:p>0.0081569</text:p>
              </table:table-cell>
              <table:table-cell office:value-type="float" office:value="0.0099861">
                <text:p>0.0099861</text:p>
              </table:table-cell>
              <table:table-cell office:value-type="float" office:value="0.008128">
                <text:p>0.008128</text:p>
              </table:table-cell>
              <table:table-cell office:value-type="float" office:value="0.0116369">
                <text:p>0.01163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0">
                <text:p>52000</text:p>
              </table:table-cell>
              <table:table-cell office:value-type="float" office:value="0.0074582">
                <text:p>0.0074582</text:p>
              </table:table-cell>
              <table:table-cell office:value-type="float" office:value="0.009111">
                <text:p>0.009111</text:p>
              </table:table-cell>
              <table:table-cell office:value-type="float" office:value="0.007259">
                <text:p>0.007259</text:p>
              </table:table-cell>
              <table:table-cell office:value-type="float" office:value="0.0103447">
                <text:p>0.01034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00">
                <text:p>56000</text:p>
              </table:table-cell>
              <table:table-cell office:value-type="float" office:value="0.0082517">
                <text:p>0.0082517</text:p>
              </table:table-cell>
              <table:table-cell office:value-type="float" office:value="0.0106999">
                <text:p>0.0106999</text:p>
              </table:table-cell>
              <table:table-cell office:value-type="float" office:value="0.008379">
                <text:p>0.008379</text:p>
              </table:table-cell>
              <table:table-cell office:value-type="float" office:value="0.0113817">
                <text:p>0.01138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">
                <text:p>60000</text:p>
              </table:table-cell>
              <table:table-cell office:value-type="float" office:value="0.0089866">
                <text:p>0.0089866</text:p>
              </table:table-cell>
              <table:table-cell office:value-type="float" office:value="0.0109314">
                <text:p>0.0109314</text:p>
              </table:table-cell>
              <table:table-cell office:value-type="float" office:value="0.009011">
                <text:p>0.009011</text:p>
              </table:table-cell>
              <table:table-cell office:value-type="float" office:value="0.0124417">
                <text:p>0.01244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0">
                <text:p>64000</text:p>
              </table:table-cell>
              <table:table-cell office:value-type="float" office:value="0.0097443">
                <text:p>0.0097443</text:p>
              </table:table-cell>
              <table:table-cell office:value-type="float" office:value="0.01195">
                <text:p>0.01195</text:p>
              </table:table-cell>
              <table:table-cell office:value-type="float" office:value="0.009822">
                <text:p>0.009822</text:p>
              </table:table-cell>
              <table:table-cell office:value-type="float" office:value="0.0135656">
                <text:p>0.01356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00">
                <text:p>68000</text:p>
              </table:table-cell>
              <table:table-cell office:value-type="float" office:value="0.0106627">
                <text:p>0.0106627</text:p>
              </table:table-cell>
              <table:table-cell office:value-type="float" office:value="0.0134332">
                <text:p>0.0134332</text:p>
              </table:table-cell>
              <table:table-cell office:value-type="float" office:value="0.010484">
                <text:p>0.010484</text:p>
              </table:table-cell>
              <table:table-cell office:value-type="float" office:value="0.0144336">
                <text:p>0.01443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00">
                <text:p>72000</text:p>
              </table:table-cell>
              <table:table-cell office:value-type="float" office:value="0.0114884">
                <text:p>0.0114884</text:p>
              </table:table-cell>
              <table:table-cell office:value-type="float" office:value="0.0140559">
                <text:p>0.0140559</text:p>
              </table:table-cell>
              <table:table-cell office:value-type="float" office:value="0.011264">
                <text:p>0.011264</text:p>
              </table:table-cell>
              <table:table-cell office:value-type="float" office:value="0.0157298">
                <text:p>0.01572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00">
                <text:p>76000</text:p>
              </table:table-cell>
              <table:table-cell office:value-type="float" office:value="0.0124001">
                <text:p>0.0124001</text:p>
              </table:table-cell>
              <table:table-cell office:value-type="float" office:value="0.0151293">
                <text:p>0.0151293</text:p>
              </table:table-cell>
              <table:table-cell office:value-type="float" office:value="0.012551">
                <text:p>0.012551</text:p>
              </table:table-cell>
              <table:table-cell office:value-type="float" office:value="0.0169612">
                <text:p>0.01696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">
                <text:p>80000</text:p>
              </table:table-cell>
              <table:table-cell office:value-type="float" office:value="0.0132576">
                <text:p>0.0132576</text:p>
              </table:table-cell>
              <table:table-cell office:value-type="float" office:value="0.0163032">
                <text:p>0.0163032</text:p>
              </table:table-cell>
              <table:table-cell office:value-type="float" office:value="0.013183">
                <text:p>0.013183</text:p>
              </table:table-cell>
              <table:table-cell office:value-type="float" office:value="0.0174639">
                <text:p>0.01746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00">
                <text:p>84000</text:p>
              </table:table-cell>
              <table:table-cell office:value-type="float" office:value="0.0142647">
                <text:p>0.0142647</text:p>
              </table:table-cell>
              <table:table-cell office:value-type="float" office:value="0.0175351">
                <text:p>0.0175351</text:p>
              </table:table-cell>
              <table:table-cell office:value-type="float" office:value="0.014252">
                <text:p>0.014252</text:p>
              </table:table-cell>
              <table:table-cell office:value-type="float" office:value="0.0189182">
                <text:p>0.0189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00">
                <text:p>88000</text:p>
              </table:table-cell>
              <table:table-cell office:value-type="float" office:value="0.0152731">
                <text:p>0.0152731</text:p>
              </table:table-cell>
              <table:table-cell office:value-type="float" office:value="0.0186569">
                <text:p>0.0186569</text:p>
              </table:table-cell>
              <table:table-cell office:value-type="float" office:value="0.014973">
                <text:p>0.014973</text:p>
              </table:table-cell>
              <table:table-cell office:value-type="float" office:value="0.020012">
                <text:p>0.0200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00">
                <text:p>92000</text:p>
              </table:table-cell>
              <table:table-cell office:value-type="float" office:value="0.0162021">
                <text:p>0.0162021</text:p>
              </table:table-cell>
              <table:table-cell office:value-type="float" office:value="0.0198521">
                <text:p>0.0198521</text:p>
              </table:table-cell>
              <table:table-cell office:value-type="float" office:value="0.015971">
                <text:p>0.015971</text:p>
              </table:table-cell>
              <table:table-cell office:value-type="float" office:value="0.0206853">
                <text:p>0.02068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00">
                <text:p>96000</text:p>
              </table:table-cell>
              <table:table-cell office:value-type="float" office:value="0.0171267">
                <text:p>0.0171267</text:p>
              </table:table-cell>
              <table:table-cell office:value-type="float" office:value="0.0211281">
                <text:p>0.0211281</text:p>
              </table:table-cell>
              <table:table-cell office:value-type="float" office:value="0.017056">
                <text:p>0.017056</text:p>
              </table:table-cell>
              <table:table-cell office:value-type="float" office:value="0.0218122">
                <text:p>0.02181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0.0182691">
                <text:p>0.0182691</text:p>
              </table:table-cell>
              <table:table-cell office:value-type="float" office:value="0.0224909">
                <text:p>0.0224909</text:p>
              </table:table-cell>
              <table:table-cell office:value-type="float" office:value="0.017885">
                <text:p>0.017885</text:p>
              </table:table-cell>
              <table:table-cell office:value-type="float" office:value="0.0226368">
                <text:p>0.0226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